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7baeb"/>
    </style:style>
    <style:style style:name="P2" style:family="paragraph" style:parent-style-name="Standard">
      <style:text-properties style:text-underline-style="none" officeooo:rsid="0017baeb" officeooo:paragraph-rsid="0017baeb"/>
    </style:style>
    <style:style style:name="T1" style:family="text">
      <style:text-properties officeooo:rsid="0017ba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5"/><text:span text:style-name="T1">Direct drive robot </text:span></text:p>
      <text:p text:style-name="P1"><text:span text:style-name="T1">A </text:span>direct-drive (DD) robot <text:s/>forgoes the use of a gear,belt, chain, or other reduction to amplify its motors’ effective torque production. This is in contrast to other actuation approaches used with electromagnetic motors such as high stiffness, large reduction geartrains typically found in</text:p>
      <text:p text:style-name="Standard">humanoid machines , and highly compliant series elastic actuators (SEA).</text:p>
      <text:p text:style-name="P2">DD advantages :</text:p>
      <text:p text:style-name="P2">transparency : avoid backlash, achieving high mechanical stiffness, and mitigating reflected inertia of the motor and coulomb and viscous friction in the gearbox.</text:p>
      <text:p text:style-name="P2">Mechanical performance: Eliminating the gearbox results in improvements in: mechanical robustness, since there are no gears to protect from impulses , dynamic isolation of the body.</text:p>
      <text:p text:style-name="P2">High-bandwidth signal flow</text:p>
      <text:p text:style-name="P2">Specific power: Since a gearbox both increases mass and decreases power (because of its associated losses), the peak specific power of DD actuators will be significantly higher than their geared counterparts.</text:p>
      <text:p text:style-name="P2">DD Disadvantages for Legged Locomotion: Without a gearbox to amplify the output torque and decrease the output speed, DD motors must operate in high-torque, low-speed regimes where Joule heating is signific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8:09:41.693890939</meta:creation-date>
    <dc:date>2019-05-22T18:22:06.180928338</dc:date>
    <meta:editing-duration>PT1M54S</meta:editing-duration>
    <meta:editing-cycles>1</meta:editing-cycles>
    <meta:document-statistic meta:table-count="0" meta:image-count="0" meta:object-count="0" meta:page-count="1" meta:paragraph-count="9" meta:word-count="173" meta:character-count="1247" meta:non-whitespace-character-count="1016"/>
    <meta:generator>LibreOffice/6.0.7.3$Linux_X86_64 LibreOffice_project/00m0$Build-3</meta:generator>
  </office:meta>
</office:document-meta>
</file>